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2392" officeooo:paragraph-rsid="00052392" style:font-weight-asian="bold" style:font-weight-complex="bold"/>
    </style:style>
    <style:style style:name="P2" style:family="paragraph" style:parent-style-name="Standard">
      <style:text-properties style:font-name="Verdana" fo:font-weight="bold" officeooo:rsid="00052392" officeooo:paragraph-rsid="00052392" style:font-weight-asian="bold" style:font-weight-complex="bold"/>
    </style:style>
    <style:style style:name="P3" style:family="paragraph" style:parent-style-name="Standard">
      <style:text-properties style:font-name="Verdana" officeooo:rsid="00052392" officeooo:paragraph-rsid="00052392"/>
    </style:style>
    <style:style style:name="P4" style:family="paragraph" style:parent-style-name="Standard">
      <style:text-properties style:font-name="Verdana" officeooo:rsid="0007e001" officeooo:paragraph-rsid="0007e001"/>
    </style:style>
    <style:style style:name="T1" style:family="text">
      <style:text-properties officeooo:rsid="000626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3"/>
      <text:p text:style-name="P3"/>
      <text:p text:style-name="P3"/>
      <text:p text:style-name="P2">Comando básicos de consola</text:p>
      <text:p text:style-name="P3"/>
      <text:p text:style-name="P3"/>
      <text:p text:style-name="P3">cd nombre_carpeta</text:p>
      <text:p text:style-name="P3">cd..</text:p>
      <text:p text:style-name="P3">cd</text:p>
      <text:p text:style-name="P3">ls</text:p>
      <text:p text:style-name="P3">ls -R</text:p>
      <text:p text:style-name="P3"/>
      <text:p text:style-name="P3">mkdir nombre_carpeta</text:p>
      <text:p text:style-name="P3">rmdir nombre_carpeta</text:p>
      <text:p text:style-name="P3">rm -R nombre_carpeta</text:p>
      <text:p text:style-name="P3"/>
      <text:p text:style-name="P3">touch nombre_archivo</text:p>
      <text:p text:style-name="P3">rm nombre_archivo</text:p>
      <text:p text:style-name="P3">mv nombre_inicial_archivo nombre_final_archivo</text:p>
      <text:p text:style-name="P3">mv nombre_archivo nombre_carpeta</text:p>
      <text:p text:style-name="P3"/>
      <text:p text:style-name="P3">nano nombre_Archivo</text:p>
      <text:p text:style-name="P3"/>
      <text:p text:style-name="P3"/>
      <text:p text:style-name="P3"/>
      <text:p text:style-name="P3"/>
      <text:p text:style-name="P3"/>
      <text:p text:style-name="P3"/>
      <text:p text:style-name="P2">Comandos básicos de git</text:p>
      <text:p text:style-name="P3"/>
      <text:p text:style-name="P3">git init</text:p>
      <text:p text:style-name="P3">git status</text:p>
      <text:p text:style-name="P3">git add nombre_archivo</text:p>
      <text:p text:style-name="P3">git add .</text:p>
      <text:p text:style-name="P3">git commit -m “Mensaje”</text:p>
      <text:p text:style-name="P3">git branch -M main</text:p>
      <text:p text:style-name="P4">git log</text:p>
      <text:p text:style-name="P4"/>
      <text:p text:style-name="P3">git remote add origin url_repositorio</text:p>
      <text:p text:style-name="P3">git push origin main</text:p>
      <text:p text:style-name="P3">git pull origin main</text:p>
      <text:p text:style-name="P3"/>
      <text:p text:style-name="P3">git branch nombre_rama</text:p>
      <text:p text:style-name="P3">git checkout nombre_rama</text:p>
      <text:p text:style-name="P3">git clone <text:span text:style-name="T1">url_repositorio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6T14:47:20.176000000</dc:date>
    <meta:editing-duration>PT10M30S</meta:editing-duration>
    <meta:editing-cycles>3</meta:editing-cycles>
    <meta:document-statistic meta:table-count="0" meta:image-count="0" meta:object-count="0" meta:page-count="1" meta:paragraph-count="29" meta:word-count="77" meta:character-count="521" meta:non-whitespace-character-count="473"/>
  </office:meta>
</office:document-meta>
</file>